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start" style:justify-single-word="false" style:writing-mode="lr-tb"/>
      <style:text-properties fo:language="es" fo:country="ES"/>
    </style:style>
    <style:style style:name="P2" style:family="paragraph" style:parent-style-name="Preformatted_20_Text">
      <style:paragraph-properties fo:margin-top="0cm" fo:margin-bottom="0.499cm" loext:contextual-spacing="false" fo:text-align="start" style:justify-single-word="false" style:writing-mode="lr-tb"/>
    </style:style>
    <style:style style:name="P3" style:family="paragraph" style:parent-style-name="Preformatted_20_Text">
      <style:paragraph-properties fo:text-align="start" style:justify-single-word="false" style:writing-mode="lr-tb"/>
      <style:text-properties fo:language="es" fo:country="ES"/>
    </style:style>
    <style:style style:name="P4" style:family="paragraph" style:parent-style-name="Preformatted_20_Text">
      <style:paragraph-properties fo:text-align="start" style:justify-single-word="false" style:writing-mode="lr-tb"/>
    </style:style>
    <style:style style:name="T1" style:family="text">
      <style:text-properties fo:language="es" fo:country="ES"/>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tw-target-text"/>Apóyate en el dolor</text:p>
      <text:p text:style-name="P4"/>
      <text:p text:style-name="P3">Esta publicación es la cuarta parte de la serie Raw Nerve.</text:p>
      <text:p text:style-name="P4"/>
      <text:p text:style-name="P3">Cuando comienzas a hacer ejercicio, es algo doloroso. No es tremendamente doloroso, como tocar una estufa caliente, pero lo suficiente como para que si tu único objetivo fuera evitar el dolor, ciertamente dejarías de hacerlo. Pero si sigues haciendo ejercicio ... bueno, simplemente se vuelve más doloroso. Cuando haya terminado, si realmente se ha esforzado, a menudo se siente agotado y dolorido. Y a la mañana siguiente es aún peor.</text:p>
      <text:p text:style-name="P4"/>
      <text:p text:style-name="P3">Si eso fue todo lo que sucedió, probablemente nunca lo harías. No es tan divertido estar adolorido. Sin embargo, lo hacemos de todos modos, porque sabemos que, a la larga, el dolor nos hará más fuertes. La próxima vez podremos correr más fuerte y levantar más antes de que comience el dolor.</text:p>
      <text:p text:style-name="P4"/>
      <text:p text:style-name="P1">Y saber esto hace toda la diferencia. De hecho, llegamos a ver el dolor como una especie de placer: se siente bien realmente esforzarse, luchar contra el dolor y fortalecerse. ¡Siente la quemadura! Es divertido despertar el dolor a la mañana siguiente, porque sabes que eso es solo una señal de que te estás volviendo más fuerte.</text:p>
      <text:p text:style-name="Standard"/>
      <text:section text:style-name="Sect1" text:name="tw-target">
        <text:section text:style-name="Sect1" text:name="kAz1tf">
          <text:p text:style-name="Standard"/>
          <text:section text:style-name="Sect1" text:name="tw-target-text-container">
            <text:p text:style-name="P3"><text:bookmark text:name="tw-target-text1"/>Pocas personas se dan cuenta, pero el dolor psicológico funciona de la misma manera. La mayoría de las personas trata el dolor psicológico como la estufa caliente: si comenzar a pensar en algo les da miedo o los estresa, rápidamente dejan de pensar en ello y cambian de tema.</text:p>
            <text:p text:style-name="P4"/>
            <text:p text:style-name="P1">El problema es que los temas que son más dolorosos también tienden a ser los temas más importantes para nosotros: son los proyectos que más queremos hacer, las relaciones que más nos interesan, las decisiones que tienen las mayores consecuencias para nuestro futuro, los riesgos más peligrosos que corremos. Les tenemos miedo porque sabemos que hay mucho en juego. Pero si nunca pensamos en ellos, entonces nunca podemos hacer nada al respecto.</text:p>
          </text:section>
        </text:section>
      </text:section>
      <text:p text:style-name="P3"><text:bookmark text:name="tw-target-text-container"/><text:bookmark text:name="tw-target-text2"/>Ray Dalio escribe:</text:p>
      <text:section text:style-name="Sect1" text:name="Sección1">
        <text:p text:style-name="P4"/>
        <text:p text:style-name="P2"><text:s text:c="4"/><text:span text:style-name="T1">Es una ley fundamental de la naturaleza que para evolucionar uno tiene que superar sus límites, lo cual es doloroso, para ganar fuerza, ya sea en forma de levantar pesas, enfrentar problemas de frente o de cualquier otra manera. La naturaleza nos dio dolor como un dispositivo de mensajería para decirnos que nos estamos acercando o que hemos excedido nuestros límites de alguna manera. Al mismo tiempo, la naturaleza hizo que el proceso de fortalecerse nos obligara a superar nuestros límites. Ganar fuerza es el proceso de adaptación del cuerpo y la mente para encontrar los límites, lo cual es doloroso. En otras palabras, tanto el dolor como la fuerza generalmente resultan de encontrar las barreras de uno. Cuando encontramos dolor, nos encontramos en una coyuntura importante en nuestro proceso de toma de decisiones.</text:span></text:p>
      </text:section>
      <text:section text:style-name="Sect1" text:name="tw-target-rmn-container">
        <text:p text:style-name="Text_20_body"><text:bookmark text:name="tw-target-rmn"/></text:p>
      </text:section>
      <text:p text:style-name="P3"><text:bookmark text:name="tw-target-text3"/>Sí, es doloroso, pero el truco es hacer ese cambio mental. Darse cuenta de que el dolor no es algo horrible para posponerse y evitarse, sino una señal de que se está volviendo más fuerte, algo para saborear y disfrutar. Es lo que te hace mejor.</text:p>
      <text:p text:style-name="P4"/>
      <text:p text:style-name="P3">Muy pronto, cuando comiences a notar algo que te causa dolor psíquico, te emocionarás, no temerás. Ooh, otra oportunidad de fortalecerte. Buscará cosas de <text:soft-page-break/>las que tiene miedo y las confrontará intencionalmente, porque es una manera fácil de obtener grandes recompensas de superación personal. Dalio sugiere pensar en cada uno como un rompecabezas, dentro del cual está incrustada una hermosa gema. Si luchas contra el dolor para resolver el rompecabezas, lo desbloqueas y consigues conservar la gema.</text:p>
      <text:p text:style-name="P4"/>
      <text:p text:style-name="P3">El truco es: cuando comiences a sentir que viene el dolor psicológico, no retrocedas y te encojas, inclínate hacia él. Apóyate en el dolor.</text:p>
      <text:p text:style-name="P4"/>
      <text:p text:style-name="P3">En el desarrollo de software ágil, hay una frase: si duele, hágalo con más frecuencia.2</text:p>
      <text:p text:style-name="P4"/>
      <text:p text:style-name="P3">Por ejemplo, imagine que Jane y Joan están trabajando juntas en un proyecto de software. Ambos tienen una copia del código; Jane está haciendo los mensajes de error más amigables mientras Joan agrega una nueva característica. Ambos trabajan en su tarea durante días y días hasta que finalmente se hace. Ahora enfrentan un problema: necesitan fusionar sus diferentes cambios nuevamente.</text:p>
      <text:p text:style-name="P4"/>
      <text:p text:style-name="P3">Tal vez haya tenido este problema, ya sea con código o con documentos de texto: envía un borrador de un informe a dos amigos, ambos sugieren cambios diferentes y debe fusionar todos sus cambios nuevamente en el documento original. Es increíblemente molesto, y hacerlo con software es mucho peor. Entonces la gente lo pospuso. Jane piensa "ya sabes, déjame hacer que los mensajes de agradecimiento sean un poco más agradables antes de fusionarnos" y Joan piensa "ya sabes, déjame agregar una característica más antes de fusionarnos".</text:p>
      <text:p text:style-name="P4"/>
      <text:p text:style-name="P1">Siguen posponiendo la fusión, y cada vez que hacen la tarea se hace más grande y más dolorosa. Pero tienen que hacerlo eventualmente. Para entonces, la fusión es tan grande que lleva días de trabajo arduo solo para reconstruir el código ya escrito. Es un proceso arduo y doloroso, que hace que Joan y Jane solo quieran postergarlo aún más la próxima vez.</text:p>
      <text:p text:style-name="P3"><text:bookmark text:name="tw-target-text4"/>Sin embargo, el enfoque ágil es hacer lo contrario: la fusión duele, por lo que lo haremos con más frecuencia. En lugar de fusionarnos cada dos semanas o cada dos meses, lo haremos todos los días o cada dos horas. Incluso si Jane y Joan ni siquiera están cerca de terminar su trabajo, verificarán lo que tienen hasta ahora (tal vez con un código especial que lo desactive hasta que termine) para que no terminen fusionándose más adelante. . Estas fusiones muy pequeñas tienden a no ser dolorosas, son tan fáciles que casi ni se dan cuenta.</text:p>
      <text:p text:style-name="P4"/>
      <text:p text:style-name="P3">El mismo principio aparece en todo el desarrollo de software: desde la prueba hasta la publicación, su inclinación natural es posponer las cosas dolorosas, cuando hacerlas con más frecuencia en realidad es mucho más fácil.</text:p>
      <text:p text:style-name="P4"/>
      <text:p text:style-name="P3">Y no creo que se limite al software. Creo que el mismo principio funcionaría incluso si, por alguna extraña razón, tuviera que tocar una estufa caliente durante una hora. Aplazar y posponer hasta que no tuviera más remedio que sostener la mano en la estufa durante una hora completa terminaría siendo muy doloroso. Pero si lo hicieras en pequeños trozos frecuentes, solo golpecitos rápidos de la estufa con tu dedo que eventualmente sumaron una hora, no sería tan malo en absoluto. Nuevamente, el truco es no huir del dolor.</text:p>
      <text:p text:style-name="P4"/>
      <text:p text:style-name="P3">De todos los trucos de superación personal que he aprendido, este fue, con mucho, el más sorprendente y, con mucho, el más impactante. Pasé la mayor parte de mi vida acorralado por mis talentos. Sabía que tenía fortalezas y debilidades y parecía obvio que debía encontrar trabajos que se ajustaran a mis fortalezas. Parecía una locura tomar un trabajo que probara mis debilidades.</text:p>
      <text:p text:style-name="P4"/>
      <text:p text:style-name="P3"><text:soft-page-break/>Claro, había algunas cosas allí que me hubiera gustado ser mejor, pero parecían muy lejanas. Mientras tanto, había muchas cosas por las que era bueno. ¿Por qué no seguir haciéndolos? Claro, me di cuenta intelectualmente de que podía mejorar en las otras cosas, pero no parecía que valiera la pena intentarlo.</text:p>
      <text:p text:style-name="P4"/>
      <text:p text:style-name="P1">Aprendí a no retroceder ante las verdades duras, así que literalmente tuve esta conversación conmigo mismo: “Sí, lo sé: si mejorara vendiendo cosas a la gente [o lo que fuera], sería mucho mejor apagado. Pero mira lo doloroso que es vender: ¡solo pensarlo me da ganas de correr y esconderme! Claro, sería genial si pudiera hacerlo, pero ¿realmente vale la pena todo ese dolor? "</text:p>
      <text:p text:style-name="Standard"><text:bookmark text:name="tw-target"/></text:p>
      <text:section text:style-name="Sect1" text:name="Sección2">
        <text:section text:style-name="Sect1" text:name="Sección3">
          <text:p text:style-name="Standard"><text:bookmark text:name="kAz1tf"/></text:p>
          <text:section text:style-name="Sect1" text:name="Sección4">
            <text:p text:style-name="P3"><text:bookmark text:name="tw-target-text-container1"/><text:bookmark text:name="tw-target-text5"/>Ahora me doy cuenta de que este es un argumento falso: no es que el dolor sea tan fuerte que me haga huir, es que la importancia del tema desencadena una reacción de lucha o huida en lo profundo de mi cerebro de reptil. Si en lugar de considerarlo como un tema atemorizante a evitar, lo considero una oportunidad emocionante para mejorar, entonces ya no es una compensación costo-beneficio: ambas partes son un beneficio: obtengo los beneficios de ser bueno en vender y la diversión de mejorar en algo.</text:p>
            <text:p text:style-name="P4"/>
            <text:p text:style-name="P3">Haga esto suficientes veces y su perspectiva de la vida comenzará a cambiar. Ya no es un mundo aterrador, que te rodea, sino uno emocionante lleno de emocionantes aventuras por perseguir.3</text:p>
            <text:p text:style-name="P4"/>
            <text:p text:style-name="P3">Abordar algo grande como esto es aterrador; es demasiado para empezar. Siempre es mejor empezar de a poco. ¿En qué has estado evitando pensar? Puede ser cualquier cosa: una dificultad de relación, un problema en el trabajo, algo en su lista de tareas pendientes que ha estado evitando. Acuérdelo, a pesar del dolor que trae, y déjelo reposar allí. Reconoce que pensar en ello es doloroso y siéntete bien contigo mismo por poder hacerlo de todos modos. Siente que se vuelve menos doloroso mientras te obligas a seguir pensando en ello. ¡Mira, te estás volviendo más fuerte!</text:p>
            <text:p text:style-name="P4"/>
            <text:p text:style-name="P3">OK, toma un descanso. Pero cuando esté listo, vuelva a ello y comience a pensar en cosas concretas que pueda hacer al respecto. ¿Ves que no es tan aterrador como pensabas? ¿Ves lo bien que se siente hacer algo al respecto?</text:p>
            <text:p text:style-name="P4"/>
            <text:p text:style-name="P1">La próxima vez que comience a sentir ese sentimiento, esa sensación de dolor en lo profundo de su cabeza que le dice que evite un tema, ignórelo. Apóyate en el dolor en su lugar. Estaras contento de haberlo hecho.</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22:00:30.810155695</meta:creation-date>
    <dc:date>2020-06-25T11:20:17.605741605</dc:date>
    <meta:editing-duration>PT12H59M25S</meta:editing-duration>
    <meta:editing-cycles>1</meta:editing-cycles>
    <meta:document-statistic meta:table-count="0" meta:image-count="0" meta:object-count="0" meta:page-count="3" meta:paragraph-count="27" meta:word-count="1520" meta:character-count="8985" meta:non-whitespace-character-count="7488"/>
    <meta:generator>LibreOffice/6.2.7.1$Linux_X86_64 LibreOffice_project/20$Build-1</meta:generator>
  </office:meta>
</office:document-meta>
</file>